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color="#000000" draw:fill="none" draw:fill-color="#ffffff" fo:min-height="0.229cm"/>
    </style:style>
    <style:style style:name="gr3" style:family="graphic" style:parent-style-name="standard">
      <style:graphic-properties svg:stroke-width="0.03cm" svg:stroke-color="#000000" draw:marker-start-width="0.434cm" draw:marker-end-width="0.434cm" draw:fill="none" draw:textarea-horizontal-align="center" draw:textarea-vertical-align="middle" fo:padding-top="0.014cm" fo:padding-bottom="0.014cm" fo:padding-left="0.014cm" fo:padding-right="0.014cm"/>
    </style:style>
    <style:style style:name="gr4" style:family="graphic" style:parent-style-name="standard">
      <style:graphic-properties draw:stroke="none" svg:stroke-color="#000000" draw:fill="none" draw:fill-color="#ffffff" fo:min-height="0.463cm"/>
    </style:style>
    <style:style style:name="gr5" style:family="graphic" style:parent-style-name="standard">
      <style:graphic-properties draw:stroke="none" svg:stroke-color="#000000" draw:fill="none" draw:fill-color="#ffffff" fo:min-height="0.269cm"/>
    </style:style>
    <style:style style:name="gr6" style:family="graphic" style:parent-style-name="standard">
      <style:graphic-properties draw:stroke="none" svg:stroke-color="#000000" draw:fill="none" draw:fill-color="#ffffff" fo:min-height="0.344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Bitstream Vera Sans"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Bitstream Vera Sans" fo:font-size="9pt" style:font-size-asian="9pt" style:font-size-complex="9pt"/>
    </style:style>
    <style:style style:name="T1" style:family="text">
      <style:text-properties style:font-name="Bitstream Vera Sans" fo:font-size="10pt" style:font-size-asian="10pt" style:font-size-complex="10pt"/>
    </style:style>
    <style:style style:name="T2" style:family="text">
      <style:text-properties style:font-name="Bitstream Ve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595cm" svg:y1="15.19cm" svg:x2="12.516cm" svg:y2="15.19cm">
              <text:p/>
            </draw:line>
            <draw:line draw:style-name="gr1" draw:text-style-name="P1" draw:layer="layout" svg:x1="12.516cm" svg:y1="15.192cm" svg:x2="11.348cm" svg:y2="14.192cm">
              <text:p/>
            </draw:line>
            <draw:line draw:style-name="gr1" draw:text-style-name="P1" draw:layer="layout" svg:x1="11.347cm" svg:y1="14.192cm" svg:x2="9.595cm" svg:y2="14.192cm">
              <text:p/>
            </draw:line>
            <draw:line draw:style-name="gr1" draw:text-style-name="P1" draw:layer="layout" svg:x1="9.595cm" svg:y1="14.192cm" svg:x2="9.595cm" svg:y2="15.192cm">
              <text:p/>
            </draw:line>
          </draw:g>
          <draw:frame draw:style-name="gr2" draw:text-style-name="P3" draw:layer="layout" svg:width="0.488cm" svg:height="0.662cm" svg:x="9.193cm" svg:y="13.608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488cm" svg:height="0.662cm" svg:x="11.12cm" svg:y="13.609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488cm" svg:height="0.662cm" svg:x="12.34cm" svg:y="15.08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0.488cm" svg:height="0.662cm" svg:x="9.193cm" svg:y="15.146cm">
            <draw:text-box>
              <text:p text:style-name="P2"><text:span text:style-name="T1">D</text:span></text:p>
            </draw:text-box>
          </draw:frame>
          <draw:rect draw:style-name="gr3" draw:text-style-name="P4" draw:layer="layout" svg:width="0.174cm" svg:height="0.174cm" svg:x="9.595cm" svg:y="14.19cm">
            <text:p/>
          </draw:rect>
          <draw:rect draw:style-name="gr3" draw:text-style-name="P4" draw:layer="layout" svg:width="0.174cm" svg:height="0.174cm" svg:x="9.595cm" svg:y="15.018cm">
            <text:p/>
          </draw:rect>
          <draw:frame draw:style-name="gr4" draw:text-style-name="P6" draw:layer="layout" svg:width="2.027cm" svg:height="0.713cm" svg:x="8.185cm" svg:y="14.311cm">
            <draw:text-box>
              <text:p text:style-name="P5"><text:span text:style-name="T2">3,5 cm</text:span></text:p>
            </draw:text-box>
          </draw:frame>
          <draw:frame draw:style-name="gr5" draw:text-style-name="P6" draw:layer="layout" svg:width="1.576cm" svg:height="0.624cm" svg:x="9.905cm" svg:y="13.669cm">
            <draw:text-box>
              <text:p text:style-name="P5"><text:span text:style-name="T2">7 cm</text:span></text:p>
            </draw:text-box>
          </draw:frame>
          <draw:frame draw:style-name="gr6" draw:text-style-name="P6" draw:layer="layout" svg:width="2.082cm" svg:height="0.624cm" svg:x="10.208cm" svg:y="15.185cm">
            <draw:text-box>
              <text:p text:style-name="P5"><text:span text:style-name="T2">5,5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08:39.132144032</meta:creation-date>
    <dc:date>2018-03-22T12:10:09.203812726</dc:date>
    <meta:editing-duration>PT1M30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